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055f52"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style>
    <style:style style:name="P37"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en" fo:country="US" fo:font-weight="normal" officeooo:rsid="00055f52"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4">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6"><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0"><text:span text:style-name="T54">14</text:span>. Конец времён<text:line-break/>Roxette — How Do You Do <text:s/>https://www.youtube.com/watch?v=nx2iLOvP0rM</text:p>
      <text:p text:style-name="P19">15. День сурка <text:s/><text:line-break/><text:span text:style-name="T34">Mylene Farmer — L`Ame-Stram-Gram https://www.youtube.com/watch?v=vUVjLgLTamE</text:span></text:p>
      <text:p text:style-name="P19">16. Мэйнхэттен<text:line-break/><text:span text:style-name="T36">Roxette – Crush On You https://www.youtube.com/watch?v=r9WWJE_rFNI</text:span></text:p>
      <text:p text:style-name="P19"><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19">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19"><text:a xlink:type="simple" xlink:href="https://www.youtube.com/watch?v=8OWnr-LD2sU" text:style-name="Internet_20_link" text:visited-style-name="Visited_20_Internet_20_Link"><text:span text:style-name="T38">https://www.youtube.com/watch?v=8OWnr-LD2sU</text:span></text:a></text:p>
      <text:p text:style-name="P19"><text:a xlink:type="simple" xlink:href="https://www.youtube.com/watch?v=CmELf8DJAVY" text:style-name="Internet_20_link" text:visited-style-name="Visited_20_Internet_20_Link"><text:span text:style-name="T38">https://www.youtube.com/watch?v=CmELf8DJAVY</text:span></text:a></text:p>
      <text:p text:style-name="P29">https://www.youtube.com/watch?v=zlSFmotba2I</text:p>
      <text:p text:style-name="P19">19. Понивилль. Фейс-контроль<text:line-break/><text:span text:style-name="T39">Mothley Crue – Kickstart my heart</text:span></text:p>
      <text:p text:style-name="P19"><text:span text:style-name="T54">20</text:span>. Великое Откровение<text:line-break/><text:span text:style-name="T23">Seal – Crazy</text:span></text:p>
      <text:p text:style-name="P19">21. Мир-дружба-жвачка<text:line-break/><text:span text:style-name="T34">Seal-Killer</text:span></text:p>
      <text:p text:style-name="P20">22. Лучший Гранд Галопин Гала в истории<text:span text:style-name="T12"><text:line-break/></text:span><text:span text:style-name="T48">Ace Enders </text:span><text:span text:style-name="T49">&amp;</text:span><text:span text:style-name="T48"> million different people – </text:span><text:span text:style-name="T49">Bittersweet symphony </text:span><text:a xlink:type="simple" xlink:href="https://www.youtube.com/watch?v=2eKSbgF9Q40" text:style-name="Internet_20_link" text:visited-style-name="Visited_20_Internet_20_Link">https://www.youtube.com/watch?v=2eKSbgF9Q40</text:a><text:span text:style-name="T49"><text:line-break/></text:span></text:p>
      <text:p text:style-name="P37">23. Летающий замок<text:line-break/><text:span text:style-name="T27">Solarsoul &amp; Lukas Termena — Memories From The Sky</text:span></text:p>
      <text:p text:style-name="P37"><text:span text:style-name="T54">24</text:span>. Навсегда. И всегда. <text:span text:style-name="T1">-<text:line-break/>Erasure – Always</text:span></text:p>
      <text:p text:style-name="P36"><text:span text:style-name="T51">25</text:span><text:span text:style-name="T50">. Осколки.<text:line-break/></text:span><text:bookmark text:name="eow-title3"/><text:span text:style-name="T39">Electric Light Orchestra - Sorrow About To Fall</text:span><text:span text:style-name="T41"> https://www.youtube.com/watch?v=71SbKaGb0qM</text:span></text:p>
      <text:p text:style-name="P36"><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text:soft-page-break/>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6"><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19">https://www.youtube.com/watch?v=GMuuLEF0a84&amp;t=160s</text:p>
      <text:p text:style-name="P36"><text:span text:style-name="T32">31</text:span><text:span text:style-name="T31">. Эпилог. Земля.<text:line-break/></text:span><text:bookmark text:name="eow-title6"/><text:span text:style-name="T36">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3">Bee Gees – You Should Be dancing</text:p>
      <text:p text:style-name="P18"><text:span text:style-name="T12">INXS – Suicide blonde,</text:span><text:span text:style-name="T23"> Mediate, Need You Tonight</text:span></text:p>
      <text:p text:style-name="P18"><text:span text:style-name="T45">Mike Oldfield — The Top Of The Morning, </text:span><text:span text:style-name="T13">Tres Lunas ”To Be Free” (Radio Edit), </text:span><text:span text:style-name="T38">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8">ZZ Top – Gimme all your lovin</text:p>
      <text:p text:style-name="P31">David Bowie - Lets Dance</text:p>
      <text:p text:style-name="P32"><text:bookmark text:name="eow-title"/>Haddaway - What is love </text:p>
      <text:p text:style-name="P10"><text:span text:style-name="T35">Metallica-Enter Sandman</text:span><text:span text:style-name="T5"><text:line-break/></text:span>Mylene Farmer — Desechantee, <text:span text:style-name="T33">XXL</text:span></text:p>
      <text:p text:style-name="P24">Michael Jackson –Do not Stop Till You Get Enough, Get On The Floor, Burn This Disco Out, Beat It, Billie Jean, <text:span text:style-name="T34">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8">Roxette - <text:span text:style-name="T36">The Look</text:span>, Riders In The Sky</text:p>
      <text:p text:style-name="P18">Synthis — Empty Skies</text:p>
      <text:p text:style-name="P18">Blusoul — Eat Dust</text:p>
      <text:p text:style-name="P25">d.notive — Talking Flight</text:p>
      <text:p text:style-name="P18">Cure — Apart, Love Song, Lullaby, The Big Hand, Wrong Number</text:p>
      <text:p text:style-name="P18">Martin Mitton — Lonely Girl</text:p>
      <text:p text:style-name="P18">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5">Seal — Kiss From A Rose</text:p>
      <text:p text:style-name="P15">Blue Ouster Cult – Do Not Fear The Reaper</text:p>
      <text:p text:style-name="P15">Enigma – Return To Innocence</text:p>
      <text:p text:style-name="P26"><text:soft-page-break/>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5437093236632519887" text:style-name="L1">
        <text:list-item>
          <text:p text:style-name="P39">Книги:</text:p>
        </text:list-item>
      </text:list>
      <text:list xml:id="list3459819247284358407"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text:soft-page-break/>«О Гейсах» - обмен</text:p>
        </text:list-item>
        <text:list-item>
          <text:p text:style-name="P40">«<text:span text:style-name="T2">Тайны Тайных Наук</text:span>» - обмен</text:p>
        </text:list-item>
        <text:list-item>
          <text:p text:style-name="P41">«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1935456553227921570"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text:soft-page-break/>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2-28T18:35:55.902830229</dc:date>
    <meta:editing-duration>P16DT26M57S</meta:editing-duration>
    <meta:editing-cycles>607</meta:editing-cycles>
    <meta:generator>LibreOffice/5.1.6.2$Linux_X86_64 LibreOffice_project/10m0$Build-2</meta:generator>
    <meta:document-statistic meta:table-count="0" meta:image-count="0" meta:object-count="0" meta:page-count="6" meta:paragraph-count="141" meta:word-count="1555" meta:character-count="11350" meta:non-whitespace-character-count="9853"/>
  </office:meta>
</office:document-meta>
</file>